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6pt" style:font-size-asian="16pt" style:font-size-complex="16pt"/>
    </style:style>
    <style:style style:name="P2" style:parent-style-name="Normal" style:family="paragraph">
      <style:paragraph-properties fo:text-indent="0.4916in"/>
      <style:text-properties style:font-name="Arial" style:font-name-complex="Arial"/>
    </style:style>
    <style:style style:name="P3" style:parent-style-name="Normal" style:family="paragraph">
      <style:paragraph-properties fo:text-indent="0.4916in"/>
      <style:text-properties style:font-name="Arial" style:font-name-complex="Arial"/>
    </style:style>
    <style:style style:name="P4" style:parent-style-name="Normal" style:family="paragraph">
      <style:paragraph-properties fo:text-indent="0.4916in"/>
      <style:text-properties style:font-name="Arial" style:font-name-complex="Arial"/>
    </style:style>
    <style:style style:name="P5" style:parent-style-name="Normal" style:family="paragraph">
      <style:paragraph-properties fo:text-indent="0.4916in"/>
      <style:text-properties style:font-name="Arial" style:font-name-complex="Arial"/>
    </style:style>
    <style:style style:name="P6" style:parent-style-name="Normal" style:family="paragraph">
      <style:paragraph-properties fo:text-indent="0.4916in"/>
      <style:text-properties style:font-name="Arial" style:font-name-complex="Arial"/>
    </style:style>
    <style:style style:name="P7" style:parent-style-name="Normal" style:family="paragraph">
      <style:paragraph-properties fo:text-indent="0.4916in"/>
      <style:text-properties style:font-name="Arial" style:font-name-complex="Arial"/>
    </style:style>
    <style:style style:name="P8" style:parent-style-name="Normal" style:family="paragraph">
      <style:paragraph-properties fo:text-indent="0.4916in"/>
      <style:text-properties style:font-name="Arial" style:font-name-complex="Arial"/>
    </style:style>
    <style:style style:name="P9" style:parent-style-name="Normal" style:family="paragraph">
      <style:paragraph-properties fo:text-indent="0.4916in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Courier New" style:font-name-complex="Courier New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P14" style:parent-style-name="Normal" style:family="paragraph">
      <style:paragraph-properties fo:text-indent="0.4916in"/>
      <style:text-properties style:font-name="Arial" style:font-name-complex="Arial"/>
    </style:style>
    <style:style style:name="P15" style:parent-style-name="Normal" style:family="paragraph">
      <style:paragraph-properties fo:text-indent="0.4916in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Courier New" style:font-name-complex="Courier New"/>
    </style:style>
    <style:style style:name="T18" style:parent-style-name="Policepardéfaut" style:family="text">
      <style:text-properties style:font-name="Arial" style:font-name-complex="Arial"/>
    </style:style>
    <style:style style:name="P19" style:parent-style-name="Normal" style:family="paragraph">
      <style:paragraph-properties fo:text-indent="0.4916in"/>
      <style:text-properties style:font-name="Arial" style:font-name-complex="Arial"/>
    </style:style>
  </office:automatic-styles>
  <office:body>
    <office:text text:use-soft-page-breaks="true">
      <text:p text:style-name="P1">Création<text:s/>d’un<text:s/>master EyesOfNetwork</text:p>
      <text:p text:style-name="P2">Pour la création d’une image maître d’EyesOfNetwork, nous allons définir une configuration générique que nous pourrons ensuite déployer chez les différents clients.</text:p>
      <text:p text:style-name="P3">Une fois que l’on a démarré sur l’ISO, on choisit l’option «Install or upgrade an existing system » ce qui va lancer la procédure d’installation. Le programme d’installation va ensuite demander à vérifier l’ISO. Il est recommandé d’accepter afin d’éviter les erreurs pendant l’installation. Une fois la vérification faite, on peut commencer l’installation.</text:p>
      <text:p text:style-name="P4">Le programme d’installation texte lance donc une interface graphique, on clique sur <text:s/>«Next».</text:p>
      <text:p text:style-name="P5">On choisit ensuite la langue «français» et «français (latin9)» comme disposition de clavier (clavier français standard avec le symbole €).</text:p>
      <text:p text:style-name="P6">L’installation de faisant sur des périphériques locaux, on sélectionne ensuite l’option « Périphériques de stockage basiques».</text:p>
      <text:p text:style-name="P7">On donne ensuite à la machine le nom d’hôte générique «eon». On modifiera l’adresse FQDN (Fully Qualified Domain Name)<text:s/>de la machine<text:s/>après l’installation.<text:s/>Sur cet écran, il est aussi possible de<text:s/>modifier la configuration réseau. Nous allons laisser le DHCP attribuer automatiquement une adresse à la machine pour éviter les conflits sur le réseau. Nous changerons cette adresse<text:s/>au moment du déploiement<text:s/>(.250 en général).</text:p>
      <text:p text:style-name="P8">Il faut ensuite choisir le fuseau horaire, ici «Europe/Paris».</text:p>
      <text:p text:style-name="P9"><text:span text:style-name="T10">Nous devons ensuite définir le mot de passe pour l’utilisateur «</text:span><text:span text:style-name="T11">root</text:span><text:span text:style-name="T12">» (administrateur)</text:span><text:span text:style-name="T13">. C’est avec ce compte que se feront les tâches d’administration sur le serveur.</text:span></text:p>
      <text:p text:style-name="P14">Pour le partitionnement, on choisit l’option «Créer un partitionnement personnalisé» pour pouvoir définir l’espace disque alloué à EyesOfNetwork.</text:p>
      <text:p text:style-name="P15"><text:span text:style-name="T16">Nous allons créer la partition<text:s/></text:span><text:span text:style-name="T17">/boot</text:span><text:span text:style-name="T18"><text:s/>(partition d’amorçage). Pour le reste, nous allons utiliser des volumes logiques, beaucoup plus souples et évolutifs.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Bouajila</meta:initial-creator>
    <dc:creator>Romain Bouajila</dc:creator>
    <meta:creation-date>2014-04-07T07:10:00Z</meta:creation-date>
    <dc:date>2014-04-07T07:56:00Z</dc:date>
    <meta:template xlink:href="Normal.dotm" xlink:type="simple"/>
    <meta:editing-cycles>5</meta:editing-cycles>
    <meta:editing-duration>PT2760S</meta:editing-duration>
    <meta:document-statistic meta:page-count="1" meta:paragraph-count="3" meta:word-count="287" meta:character-count="1867" meta:row-count="13" meta:non-whitespace-character-count="1583"/>
  </office:meta>
</office:document-meta>
</file>